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b6e1" officeooo:paragraph-rsid="000b98ca"/>
    </style:style>
    <style:style style:name="P2" style:family="paragraph" style:parent-style-name="Standard">
      <style:text-properties officeooo:rsid="000b98ca" officeooo:paragraph-rsid="000b98ca"/>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b98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en esta ocasión comenzaremos con el tema central de este curso, y son la ecuaciones anteriormente ya he mencionado que una ecuación es una igualdad, lo cual es cierto, sin embargo quisiera detenerme un momento antes de entrar al tema, para aclarar algunas cosas sobre estas, primeramente quiero que notes el potencial de las matemáticas para aplicaciones de la vida diaria, ya que las ecuaciones surgen de ella, por ejemplo la física que es la ciencia encargada de describir el comportamiento de los cuerpos y las leyes que los rigen esta llena de ecuaciones, como por ejemplo velocidad = distancia/tiempo, esta ecuación la puedes ver en el velocímetro de todos los autos donde literalmente se expresa como km/h km siendo una unidad de distancia y h como unidad de medida del tiempo allí esta una ecuación literalmente escrita, y aunque no lo este todo lo que se mueva, se maneja por esta y otras ecuaciones, la ecuación más famosa del mundo es E=mc<text:span text:style-name="T1">2</text:span><text:span text:style-name="T2"> y aunque creas que no la usas a diario, si utilizas un gps, en tu celular o cualquier artefacto electrónico el satélite que se comunica </text:span><text:span text:style-name="T3">con <text:s/>si lo utiliza para calcular tu posición tomando en cuenta el efecto dopler relativista, desde los átomos hasta las galaxias todo puede ser explicado mediante el lenguaje matemático y por ello es importante desarrollar la habilidad de representar palabras a ecuaciones, por ejemplo el matemático griego decidió que se escribiera sobre su tumba una ecuación, pero esta no fue escrita a modo del siguiente poema,</text:span></text:p>
      <text:p text:style-name="P1"><text:span text:style-name="T3"/></text:p>
      <text:p text:style-name="P1"><text:span text:style-name="T3"><text:tab/>Transeúnte, ésta es la tumba de Diofanto: es él quien con esta sorprendente distribución te dice el número de años que vivió. Su niñez ocupó la sexta parte de su vida; después, durante la doceava parte su mejilla se cubrió con el primer bozo. Pasó aún una séptima parte de su vida antes de tener esposa y, cinco años después, tuvo un precioso niño que, una vez alcanzada la mitad de la edad de su padre, pereció de un muerte desgraciada. Su padre tuvo que sobrevivir le, llorándole, durante cuatro años. De todo esto se deduce su edad. </text:span></text:p>
      <text:p text:style-name="P2"><text:span text:style-name="T3"/></text:p>
      <text:p text:style-name="P2"><text:span text:style-name="T3"/></text:p>
      <text:p text:style-name="P2"><text:span text:style-name="T2">Pues si denotamos x como la edad de Diofanto a través del poema podemos escribir la siguiente ecuación </text:span></text:p>
      <text:p text:style-name="P2"><text:span text:style-name="T2"><text:tab/><text:tab/><text:tab/>x/6+x/12+x/7+5+x/2+4=x</text:span></text:p>
      <text:p text:style-name="P2"><text:span text:style-name="T2"/></text:p>
      <text:p text:style-name="P2"><text:span text:style-name="T2">¿Crees poder averiguar cual es su edad?</text:span></text:p>
      <text:p text:style-name="P2"><text:span text:style-name="T2"/></text:p>
      <text:p text:style-name="P2"><text:span text:style-name="T2">Bien pues algunas cosas importantes de esta pequeña charla es que las ecuaciones pueden tener más de una variable como por ejemplo en v=d/t y que estas pueden ser representadas en palabras como por supuesto las palabras pueden ser representadas en ecuaciones, y en las siguientes lecciones veremos como resolver algunas de ellas, recuerda es mejor razonar que memoriza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20:30:04.283000000</meta:creation-date>
    <dc:date>2019-05-31T20:53:50.947000000</dc:date>
    <meta:editing-duration>PT13M6S</meta:editing-duration>
    <meta:editing-cycles>1</meta:editing-cycles>
    <meta:document-statistic meta:table-count="0" meta:image-count="0" meta:object-count="0" meta:page-count="1" meta:paragraph-count="6" meta:word-count="440" meta:character-count="2594" meta:non-whitespace-character-count="2152"/>
    <meta:generator>LibreOffice/6.1.1.2$Windows_X86_64 LibreOffice_project/5d19a1bfa650b796764388cd8b33a5af1f5baa1b</meta:generator>
  </office:meta>
</office:document-meta>
</file>